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weight="bold" officeooo:rsid="00190e5e" officeooo:paragraph-rsid="00190e5e" style:font-weight-asian="bold" style:font-weight-complex="bold"/>
    </style:style>
    <style:style style:name="P2" style:family="paragraph" style:parent-style-name="Header">
      <style:text-properties fo:font-weight="bold" officeooo:rsid="00190e5e" officeooo:paragraph-rsid="00190e5e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loext:opacity="0%" officeooo:rsid="001ac7ce" officeooo:paragraph-rsid="001ac7ce" fo:background-color="transparent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loext:opacity="0%" officeooo:rsid="001c0a6e" officeooo:paragraph-rsid="001c0a6e" fo:background-color="transparent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writing-mode="lr-tb"/>
      <style:text-properties style:use-window-font-color="true" loext:opacity="0%" fo:background-color="transparent"/>
    </style:style>
    <style:style style:name="P7" style:family="paragraph" style:parent-style-name="Text_20_body" style:list-style-name="L1">
      <style:paragraph-properties fo:margin-left="0cm" fo:margin-right="0cm" fo:line-height="100%" fo:text-align="justify" style:justify-single-word="false" fo:text-indent="0cm" style:auto-text-indent="false" fo:padding="0cm" fo:border="none" style:writing-mode="lr-tb"/>
      <style:text-properties style:use-window-font-color="true" loext:opacity="0%" fo:background-color="transparent"/>
    </style:style>
    <style:style style:name="T1" style:family="text">
      <style:text-properties officeooo:rsid="001b50ac"/>
    </style:style>
    <style:style style:name="T2" style:family="text">
      <style:text-properties officeooo:rsid="001f4ad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3949fa8d-7fff-4813-a824-6a094457082f"/>Realiza los siguientes ejercicios: </text:p>
      <text:list text:style-name="L1">
        <text:list-item>
          <text:p text:style-name="P7">Pon un ejemplo de Contenido en una web dedicada a la venta online. </text:p>
        </text:list-item>
        <text:list-item>
          <text:p text:style-name="P7">Pon un ejemplo de Visual en una web que sea una red social. </text:p>
        </text:list-item>
        <text:list-item>
          <text:p text:style-name="P7">Pon un ejemplo de Tecnología en una web de intercambio de archivos. </text:p>
        </text:list-item>
        <text:list-item>
          <text:p text:style-name="P7">Pon un ejemplo de Distribución en una web de un banco. </text:p>
        </text:list-item>
        <text:list-item>
          <text:p text:style-name="P7">Pon un ejemplo de Propósito de una web cualquiera. </text:p>
        </text:list-item>
        <text:list-item>
          <text:p text:style-name="P7">Elige una aplicación web que desees y especifica su: Contenido, Visual, Tecnología, Distribución y Propósito. </text:p>
        </text:list-item>
        <text:list-item>
          <text:p text:style-name="P7">Clasifica las siguientes tecnologías dentro de la arquitectura cliente-servidor: </text:p>
          <text:list>
            <text:list-item>
              <text:p text:style-name="P7">a. Wi-Fi </text:p>
            </text:list-item>
            <text:list-item>
              <text:p text:style-name="P7">b. Navegador web </text:p>
            </text:list-item>
            <text:list-item>
              <text:p text:style-name="P7">c. Servicio </text:p>
            </text:list-item>
            <text:list-item>
              <text:p text:style-name="P7">d. TCP </text:p>
            </text:list-item>
          </text:list>
        </text:list-item>
        <text:list-item>
          <text:p text:style-name="P7">Busca 5 lenguajes de programación que se ejecuten en la parte del servidor de una arquitectura cliente-servidor. </text:p>
        </text:list-item>
        <text:list-item>
          <text:p text:style-name="P7">Busca 5 lenguajes de programación que se ejecuten en la parte del cliente de una arquitectura cliente-servidor.</text:p>
        </text:list-item>
      </text:list>
      <text:p text:style-name="P3"/>
      <text:p text:style-name="P4">________________________________________________________________________________</text:p>
      <text:p text:style-name="P4"/>
      <text:p text:style-name="P5">5. El propósito de la página web del “Servicio Andaluz de Empleo” es el d</text:p>
      <text:p text:style-name="P4"/>
      <text:p text:style-name="P4">7.</text:p>
      <text:p text:style-name="P4"><text:tab/>1.a→ Red</text:p>
      <text:p text:style-name="P4"><text:tab/>2.b→ Lado de cliente</text:p>
      <text:p text:style-name="P4"><text:tab/>3.c→ Lado de servidor</text:p>
      <text:p text:style-name="P4"><text:tab/>4.d→Red</text:p>
      <text:p text:style-name="P4"/>
      <text:p text:style-name="P4">8. Algunos de los lenguajes de programación que se ejecutan en el servidor son:</text:p>
      <text:p text:style-name="P4">- PHP</text:p>
      <text:p text:style-name="P4">- Python</text:p>
      <text:p text:style-name="P4">- PERL</text:p>
      <text:p text:style-name="P4">- Java <text:span text:style-name="T1">(JSP)</text:span></text:p>
      <text:p text:style-name="P4">- ASP</text:p>
      <text:p text:style-name="P3"/>
      <text:p text:style-name="P3"/>
      <text:p text:style-name="P4">9. Algunos de los lenguajes de programación que se ejecutan en lado cliente son:</text:p>
      <text:p text:style-name="P4">- HTML</text:p>
      <text:p text:style-name="P4">- CSS</text:p>
      <text:p text:style-name="P4">- JavaScript</text:p>
      <text:p text:style-name="P4">- SASS</text:p>
      <text:p text:style-name="P4"><text:soft-page-break/>- <text:span text:style-name="T1">Java (applets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190e5e" officeooo:paragraph-rsid="00190e5e" style:font-weight-asian="bold" style:font-weight-complex="bold"/>
    </style:style>
    <style:style style:name="MP2" style:family="paragraph" style:parent-style-name="Footer">
      <style:text-properties fo:font-weight="bold" officeooo:rsid="00190e5e" officeooo:paragraph-rsid="00190e5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esarrollo Web en Entorno Cliente <text:tab/><text:tab/>Tema 1</text:p>
      </style:header>
      <style:footer>
        <text:p text:style-name="MP2">2ºDAW<text:tab/><text:tab/>Daniel Alfonso Rodríguez Santo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2:42:24.390000000</meta:creation-date>
    <dc:date>2023-09-20T13:03:10.037000000</dc:date>
    <meta:editing-duration>PT20M43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35" meta:word-count="232" meta:character-count="1357" meta:non-whitespace-character-count="1153"/>
  </office:meta>
</office:document-meta>
</file>